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stroke="dash" draw:stroke-dash="Ultrafine_20_Dash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T1" style:family="text">
      <style:text-properties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013cm" svg:height="0.509cm" svg:x="0.638cm" svg:y="1.5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5.18cm" svg:y1="1.105cm" svg:x2="3.783cm" svg:y2="1.74cm">
          <text:p/>
        </draw:line>
        <draw:line draw:style-name="gr2" draw:text-style-name="P1" draw:layer="layout" svg:x1="5.18cm" svg:y1="2.629cm" svg:x2="3.783cm" svg:y2="1.74cm">
          <text:p/>
        </draw:line>
        <draw:frame draw:style-name="gr1" draw:layer="layout" svg:width="1.546cm" svg:height="0.509cm" svg:x="5.195cm" svg:y="2.2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.543cm" svg:height="0.509cm" svg:x="5.208cm" svg:y="0.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draw:layer="layout" svg:width="3.256cm" svg:height="1.016cm" svg:x="0.554cm" svg:y="1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93cm" svg:height="1.016cm" svg:x="5.241cm" svg:y="0.6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19cm" svg:height="1.016cm" svg:x="5.215cm" svg:y="2.10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71cm" svg:height="0.878cm" svg:x="7.299cm" svg:y="0.67cm">
          <draw:text-box>
            <text:p text:style-name="P2"><text:span text:style-name="T1">База 1</text:span></text:p>
          </draw:text-box>
        </draw:frame>
        <draw:frame draw:style-name="gr4" draw:text-style-name="P3" draw:layer="layout" svg:width="1.971cm" svg:height="0.878cm" svg:x="7.299cm" svg:y="2.171cm">
          <draw:text-box>
            <text:p text:style-name="P2"><text:span text:style-name="T1">База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906cm" fo:page-height="3.7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5T11:40:56</dc:date>
    <meta:editing-duration>PT4H7M58S</meta:editing-duration>
    <meta:editing-cycles>17</meta:editing-cycles>
    <meta:document-statistic meta:object-count="10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e</mi>
          <mi>,</mi>
          <mi>k</mi>
        </mrow>
        <mo stretchy="false">)</mo>
      </mrow>
      <mi>,</mi>
      <mi>B</mi>
      <mrow>
        <mo stretchy="false">(</mo>
        <mrow>
          <mi>a</mi>
          <mi>,</mi>
          <mi>b</mi>
        </mrow>
        <mo stretchy="false">)</mo>
      </mrow>
    </mrow>
    <annotation encoding="StarMath 5.0">A(e,k), B(a,b)</annotation>
  </semantics>
</math>
</file>

<file path=Object 2/content.xml><?xml version="1.0" encoding="utf-8"?>
<math xmlns="http://www.w3.org/1998/Math/MathML">
  <semantics>
    <mrow>
      <mi>A</mi>
      <mrow>
        <mo stretchy="false">(</mo>
        <mrow>
          <mi>b</mi>
          <mi>,</mi>
          <mi>k</mi>
        </mrow>
        <mo stretchy="false">)</mo>
      </mrow>
    </mrow>
    <annotation encoding="StarMath 5.0">A(b,k)</annotation>
  </semantics>
</math>
</file>

<file path=Object 4/content.xml><?xml version="1.0" encoding="utf-8"?>
<math xmlns="http://www.w3.org/1998/Math/MathML">
  <semantics>
    <mrow>
      <mi>A</mi>
      <mrow>
        <mo stretchy="false">(</mo>
        <mrow>
          <mi>a</mi>
          <mi>,</mi>
          <mi>k</mi>
        </mrow>
        <mo stretchy="false">)</mo>
      </mrow>
    </mrow>
    <annotation encoding="StarMath 5.0">A(a,k)</annotation>
  </semantics>
</math>
</file>